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9311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1.7291in"/>
    </style:style>
    <style:style style:name="co8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1.0626in"/>
    </style:style>
    <style:style style:name="co12" style:family="table-column">
      <style:table-column-properties fo:break-before="auto" style:column-width="3.2173in"/>
    </style:style>
    <style:style style:name="ro7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6874in" fo:break-before="auto" style:use-optimal-row-height="false"/>
    </style:style>
    <style:style style:name="ro3" style:family="table-row">
      <style:table-row-properties style:row-height="0.5252in" fo:break-before="auto" style:use-optimal-row-height="true"/>
    </style:style>
    <style:style style:name="ro4" style:family="table-row">
      <style:table-row-properties style:row-height="0.3563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8965in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00cc00"/>
    </style:style>
    <style:style style:name="ce19" style:family="table-cell" style:parent-style-name="Default" style:data-style-name="N0">
      <style:table-cell-properties fo:background-color="#ff3333"/>
    </style:style>
    <style:style style:name="ce4" style:family="table-cell" style:parent-style-name="Default" style:data-style-name="N0">
      <style:table-cell-properties fo:border-bottom="0.0008in solid #000000" fo:background-color="#99ccff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7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8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justify" fo:margin-left="0in"/>
    </style:style>
    <style:style style:name="ce14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justify" fo:margin-left="0in"/>
    </style:style>
    <style:style style:name="ce20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21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Status)" table:allow-empty-cell="true" table:display-list="unsorted" table:base-cell-address="Custom.G64"/>
        <table:content-validation table:name="val2" table:condition="of:cell-content-is-in-list(Status)" table:allow-empty-cell="true" table:display-list="unsorted" table:base-cell-address="Custom.G2"/>
      </table:content-validations>
      <table:table table:name="Custom" table:style-name="ta1"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column table:style-name="co8" table:default-cell-style-name="ce9"/>
        <table:table-column table:style-name="co11" table:default-cell-style-name="ce6"/>
        <table:table-column table:style-name="co12" table:default-cell-style-name="ce9"/>
        <table:table-column table:style-name="co9" table:number-columns-repeated="1015" table:default-cell-style-name="ce22"/>
        <table:table-column table:style-name="co10" table:default-cell-style-name="ce9"/>
        <table:table-row table:style-name="ro2">
          <table:table-cell table:style-name="ce4" office:value-type="string">
            <text:p>Group</text:p>
          </table:table-cell>
          <table:table-cell table:style-name="ce7" office:value-type="string">
            <text:p>Test case #</text:p>
          </table:table-cell>
          <table:table-cell table:style-name="ce7" office:value-type="string">
            <text:p>Function requirement #</text:p>
          </table:table-cell>
          <table:table-cell table:style-name="ce11" office:value-type="string">
            <text:p>Summary</text:p>
          </table:table-cell>
          <table:table-cell table:style-name="ce7" office:value-type="string">
            <text:p>Steps</text:p>
          </table:table-cell>
          <table:table-cell table:style-name="ce7" office:value-type="string">
            <text:p>Expected result</text:p>
          </table:table-cell>
          <table:table-cell table:style-name="ce4" office:value-type="string">
            <text:p>Status</text:p>
          </table:table-cell>
          <table:table-cell table:style-name="ce7" office:value-type="string">
            <text:p>Notes</text:p>
          </table:table-cell>
          <table:table-cell table:style-name="ce21" table:number-columns-repeated="1015"/>
          <table:table-cell table:style-name="ce7"/>
        </table:table-row>
        <table:table-row table:style-name="ro3">
          <table:table-cell table:style-name="ce5" office:value-type="string" table:number-columns-spanned="1" table:number-rows-spanned="18">
            <text:p>Textfelder</text:p>
          </table:table-cell>
          <table:table-cell table:style-name="ce8" office:value-type="string" table:number-columns-spanned="1" table:number-rows-spanned="6">
            <text:p>Neue Ressource erstellen</text:p>
          </table:table-cell>
          <table:table-cell table:style-name="ce8" office:value-type="string" table:number-columns-spanned="1" table:number-rows-spanned="6">
            <text:p>F040</text:p>
          </table:table-cell>
          <table:table-cell table:style-name="ce8" office:value-type="string" table:number-columns-spanned="1" table:number-rows-spanned="6">
            <text:p>Prüft Eingabefelder im View „add-new-resource“</text:p>
          </table:table-cell>
          <table:table-cell office:value-type="string">
            <text:p>Name eingeben</text:p>
          </table:table-cell>
          <table:table-cell office:value-type="string">
            <text:p>Mindestens 1, maximal 1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Feld mit nur leerzeichen ist möglich einzugeben, wird nicht gespeichert – Error page</text:p>
          </table:table-cell>
          <table:table-cell table:style-name="ce16" table:number-columns-repeated="1015"/>
          <table:table-cell/>
        </table:table-row>
        <table:table-row table:style-name="ro3">
          <table:covered-table-cell table:number-columns-repeated="3"/>
          <table:covered-table-cell table:style-name="ce9"/>
          <table:table-cell office:value-type="string">
            <text:p>Type eingeben</text:p>
          </table:table-cell>
          <table:table-cell office:value-type="string">
            <text:p>Mindestens 1 , maximal 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Feld mit nur leerzeichen ist möglich einzugeben, wird nicht gespeichert – Error page</text:p>
          </table:table-cell>
          <table:table-cell table:number-columns-repeated="1016"/>
        </table:table-row>
        <table:table-row table:style-name="ro3">
          <table:covered-table-cell table:number-columns-repeated="3"/>
          <table:covered-table-cell table:style-name="ce9"/>
          <table:table-cell office:value-type="string">
            <text:p>Beschreibung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Ohne beschreibung wird nicht gespeichert, Eingabe mehr als 250 Zeichen ist möglich, wird nur nicht gespeichert – error page</text:p>
          </table:table-cell>
          <table:table-cell table:style-name="ce16" table:number-columns-repeated="1015"/>
          <table:table-cell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Link hinzufügen</text:p>
          </table:table-cell>
          <table:table-cell office:value-type="string">
            <text:p>Datei wird ausgewähl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number-columns-repeated="3"/>
          <table:covered-table-cell table:style-name="ce9"/>
          <table:table-cell office:value-type="string">
            <text:p>„add“ klicken</text:p>
          </table:table-cell>
          <table:table-cell office:value-type="string">
            <text:p>Ressource wird gespeichert und in der liste angezeigt mit angegebenem Nam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5">
          <table:covered-table-cell table:style-name="ce5"/>
          <table:covered-table-cell table:number-columns-repeated="3" table:style-name="ce8"/>
          <table:table-cell table:style-name="ce8" office:value-type="string">
            <text:p>Ressource öffnen</text:p>
          </table:table-cell>
          <table:table-cell table:style-name="ce14" office:value-type="string">
            <text:p>Name, Type, Beschreibung wie angegeben</text:p>
          </table:table-cell>
          <table:table-cell table:style-name="ce5" table:content-validation-name="val1" office:value-type="string">
            <text:p>passed</text:p>
          </table:table-cell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5">
            <text:p>Benutzernamen ändern</text:p>
          </table:table-cell>
          <table:table-cell table:style-name="ce8" office:value-type="string" table:number-columns-spanned="1" table:number-rows-spanned="5">
            <text:p>F020</text:p>
          </table:table-cell>
          <table:table-cell table:style-name="ce8" office:value-type="string" table:number-columns-spanned="1" table:number-rows-spanned="5">
            <text:p>Prüft Eingabefelder im view „My profile“</text:p>
          </table:table-cell>
          <table:table-cell office:value-type="string">
            <text:p>Namen klicken</text:p>
          </table:table-cell>
          <table:table-cell office:value-type="string">
            <text:p>Eingabefelder werden angezeig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Namen löschen</text:p>
          </table:table-cell>
          <table:table-cell office:value-type="string">
            <text:p>Wird gelösch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OK klicken</text:p>
          </table:table-cell>
          <table:table-cell office:value-type="string">
            <text:p>Name wird nicht geändert</text:p>
          </table:table-cell>
          <table:table-cell table:content-validation-name="val1" office:value-type="string">
            <text:p>failed</text:p>
          </table:table-cell>
          <table:table-cell office:value-type="string">
            <text:p>wird gelöscht</text:p>
          </table:table-cell>
          <table:table-cell table:number-columns-repeated="1016"/>
        </table:table-row>
        <table:table-row table:style-name="ro4">
          <table:covered-table-cell table:number-columns-repeated="3"/>
          <table:covered-table-cell table:style-name="ce9"/>
          <table:table-cell office:value-type="string">
            <text:p>Namen klicken, neuen eingeben</text:p>
          </table:table-cell>
          <table:table-cell table:style-name="ce15" office:value-type="string">
            <text:p>Mind 1, max 1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nicht begrenzt</text:p>
          </table:table-cell>
          <table:table-cell table:style-name="ce16" table:number-columns-repeated="1015"/>
          <table:table-cell/>
        </table:table-row>
        <table:table-row table:style-name="ro7">
          <table:covered-table-cell/>
          <table:covered-table-cell table:number-columns-repeated="3" table:style-name="ce8"/>
          <table:table-cell table:style-name="ce8" office:value-type="string">
            <text:p>OK klicken</text:p>
          </table:table-cell>
          <table:table-cell table:style-name="ce8" office:value-type="string">
            <text:p>Neuer Name wird angezeigt</text:p>
          </table:table-cell>
          <table:table-cell table:style-name="ce5" table:content-validation-name="val1" office:value-type="string">
            <text:p>passed</text:p>
          </table:table-cell>
          <table:table-cell table:style-name="ce8"/>
          <table:table-cell table:number-columns-repeated="1016"/>
        </table:table-row>
        <table:table-row table:style-name="ro4">
          <table:covered-table-cell/>
          <table:table-cell table:style-name="ce8" office:value-type="string" table:number-columns-spanned="1" table:number-rows-spanned="4">
            <text:p>Zugriffs-, Löschrequest senden</text:p>
          </table:table-cell>
          <table:table-cell table:style-name="ce8" office:value-type="string" table:number-columns-spanned="1" table:number-rows-spanned="4">
            <text:p>F050, F230</text:p>
          </table:table-cell>
          <table:table-cell table:style-name="ce8" office:value-type="string" table:number-columns-spanned="1" table:number-rows-spanned="4">
            <text:p>Prüft Eingabefelder im view „send access request“/delete</text:p>
          </table:table-cell>
          <table:table-cell office:value-type="string">
            <text:p>Send request klicken</text:p>
          </table:table-cell>
          <table:table-cell office:value-type="string">
            <text:p>Message-Feld wird angezeigt und als optional bezeichne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Message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number-columns-repeated="3"/>
          <table:covered-table-cell table:style-name="ce9"/>
          <table:table-cell office:value-type="string">
            <text:p>Als Besitzer/Admin Email ansehen</text:p>
          </table:table-cell>
          <table:table-cell office:value-type="string">
            <text:p>Message wie eingegeb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style-name="ce5"/>
          <table:covered-table-cell table:number-columns-repeated="3" table:style-name="ce8"/>
          <table:table-cell table:style-name="ce8" office:value-type="string">
            <text:p>Als Besitzer/Admin Request ansehen</text:p>
          </table:table-cell>
          <table:table-cell table:style-name="ce8" office:value-type="string">
            <text:p>Message wie eingegeben</text:p>
          </table:table-cell>
          <table:table-cell table:style-name="ce5" table:content-validation-name="val1" office:value-type="string">
            <text:p>passed</text:p>
          </table:table-cell>
          <table:table-cell table:style-name="ce8"/>
          <table:table-cell table:style-name="ce20" table:number-columns-repeated="1015"/>
          <table:table-cell table:style-name="ce8"/>
        </table:table-row>
        <table:table-row table:style-name="ro3">
          <table:covered-table-cell/>
          <table:table-cell table:style-name="ce8" office:value-type="string" table:number-columns-spanned="1" table:number-rows-spanned="3">
            <text:p>Requests ablehnen/zunehmen</text:p>
          </table:table-cell>
          <table:table-cell table:style-name="ce8" office:value-type="string" table:number-columns-spanned="1" table:number-rows-spanned="3">
            <text:p>F110, F210</text:p>
          </table:table-cell>
          <table:table-cell table:style-name="ce8" office:value-type="string" table:number-columns-spanned="1" table:number-rows-spanned="3">
            <text:p>Eingabefelder in Löschrequest ablehnen, Löschrequest genehmigen, Zugriffsrequest ablehnen und zufriffsrequest genehmigen prüfen</text:p>
          </table:table-cell>
          <table:table-cell office:value-type="string">
            <text:p>Request annehmen/ablehnen klicken</text:p>
          </table:table-cell>
          <table:table-cell office:value-type="string">
            <text:p>Message-Feld wird angezeigt und als optional bezeichne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Message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6">
          <table:covered-table-cell/>
          <table:covered-table-cell table:number-columns-repeated="3" table:style-name="ce8"/>
          <table:table-cell table:style-name="ce8" office:value-type="string">
            <text:p>Email ansehen</text:p>
          </table:table-cell>
          <table:table-cell table:style-name="ce8" office:value-type="string">
            <text:p>Message wie eingegeben</text:p>
          </table:table-cell>
          <table:table-cell table:style-name="ce5" table:content-validation-name="val1" office:value-type="string">
            <text:p>failed</text:p>
          </table:table-cell>
          <table:table-cell table:style-name="ce8" office:value-type="string">
            <text:p>Deny deletion -Email ohne Message</text:p>
          </table:table-cell>
          <table:table-cell table:number-columns-repeated="1016"/>
        </table:table-row>
        <table:table-row table:style-name="ro7">
          <table:table-cell table:style-name="ce5" office:value-type="string" table:number-columns-spanned="1" table:number-rows-spanned="25">
            <text:p>Logdatei</text:p>
          </table:table-cell>
          <table:table-cell table:style-name="ce8" office:value-type="string" table:number-columns-spanned="1" table:number-rows-spanned="5">
            <text:p>Änderungen der Benutzer</text:p>
          </table:table-cell>
          <table:table-cell table:style-name="ce8" table:number-columns-spanned="1" table:number-rows-spanned="5"/>
          <table:table-cell table:style-name="ce8" table:number-columns-spanned="1" table:number-rows-spanned="5"/>
          <table:table-cell office:value-type="string">
            <text:p>Name ändern (User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Name ändern (Admin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Email ändern (Admin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Benutzer blockier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8" office:value-type="string">
            <text:p>Benutzer löschen</text:p>
          </table:table-cell>
          <table:table-cell table:style-name="ce10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8">
            <text:p>Änderungen der Ressourcen</text:p>
          </table:table-cell>
          <table:table-cell table:style-name="ce8" table:number-columns-spanned="1" table:number-rows-spanned="8"/>
          <table:table-cell table:style-name="ce8" table:number-columns-spanned="1" table:number-rows-spanned="8"/>
          <table:table-cell office:value-type="string">
            <text:p>Ressource erstell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Namen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9"/>
          <table:table-cell office:value-type="string">
            <text:p>Beschreibung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9"/>
          <table:table-cell office:value-type="string">
            <text:p>Type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9"/>
          <table:table-cell office:value-type="string">
            <text:p>Link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9"/>
          <table:table-cell office:value-type="string">
            <text:p>Zugriffsrechte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9"/>
          <table:table-cell office:value-type="string">
            <text:p>Besitzerrechte <text:s/>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style-name="ce10"/>
          <table:covered-table-cell table:number-columns-repeated="2" table:style-name="ce8"/>
          <table:table-cell table:style-name="ce8" office:value-type="string">
            <text:p>Ressource löschen</text:p>
          </table:table-cell>
          <table:table-cell table:style-name="ce10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2">
            <text:p>Absenden / löschen eines Zugriffrequests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office:value-type="string">
            <text:p>Request absend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8" office:value-type="string">
            <text:p>Request löschen</text:p>
          </table:table-cell>
          <table:table-cell table:style-name="ce10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 table:style-name="ce5"/>
          <table:table-cell table:style-name="ce8" office:value-type="string" table:number-columns-spanned="1" table:number-rows-spanned="2">
            <text:p>Absenden / löschen eines Löschrequests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13" office:value-type="string">
            <text:p>Request absenden</text:p>
          </table:table-cell>
          <table:table-cell table:style-name="Default"/>
          <table:table-cell table:style-name="ce16" table:content-validation-name="val1"/>
          <table:table-cell table:style-name="ce16"/>
          <table:table-cell table:style-name="ce20" table:number-columns-repeated="1015"/>
          <table:table-cell table:style-name="ce8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5" office:value-type="string">
            <text:p>Request löschen</text:p>
          </table:table-cell>
          <table:table-cell table:style-name="ce10"/>
          <table:table-cell table:style-name="ce20" table:content-validation-name="val1"/>
          <table:table-cell table:style-name="ce20" table:number-columns-repeated="1016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2">
            <text:p>Annehmen / ablehnen eines Zugriffsrequests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office:value-type="string">
            <text:p>Request annehm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8" office:value-type="string">
            <text:p>Request ablehnen</text:p>
          </table:table-cell>
          <table:table-cell table:style-name="ce8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2">
            <text:p>Annehmen/ablehnen eines Löschrequests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office:value-type="string">
            <text:p>Request annehm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8" office:value-type="string">
            <text:p>Request ablehnen</text:p>
          </table:table-cell>
          <table:table-cell table:style-name="ce8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covered-table-cell/>
          <table:table-cell table:style-name="ce8" office:value-type="string" table:number-columns-spanned="1" table:number-rows-spanned="4">
            <text:p>Änderungen der Rechte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office:value-type="string">
            <text:p>Zugriffsrechte lösch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Zugriffsrechte geb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Besitzerrechte geb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5"/>
          <table:covered-table-cell table:number-columns-repeated="3" table:style-name="ce8"/>
          <table:table-cell table:style-name="ce8" office:value-type="string">
            <text:p>besitzerrechte löschen</text:p>
          </table:table-cell>
          <table:table-cell table:style-name="ce8"/>
          <table:table-cell table:style-name="ce5" table:content-validation-name="val1"/>
          <table:table-cell table:style-name="ce8"/>
          <table:table-cell table:style-name="ce20" table:number-columns-repeated="1015"/>
          <table:table-cell table:style-name="ce8"/>
        </table:table-row>
        <table:table-row table:style-name="ro7">
          <table:table-cell office:value-type="string" table:number-columns-spanned="1" table:number-rows-spanned="10">
            <text:p>Cache</text:p>
          </table:table-cell>
          <table:table-cell office:value-type="string" table:number-columns-spanned="1" table:number-rows-spanned="10">
            <text:p>Cache or don't cache</text:p>
          </table:table-cell>
          <table:table-cell table:number-columns-spanned="1" table:number-rows-spanned="10"/>
          <table:table-cell table:style-name="ce9" office:value-type="string" table:number-columns-spanned="1" table:number-rows-spanned="10">
            <text:p>Überprüfen welche Seiten im Cache gespeichert werden: sich aus jeder Seite auslogen und zurück klicken</text:p>
          </table:table-cell>
          <table:table-cell office:value-type="string">
            <text:p>home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my profile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my resources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deny/allow request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send/cancel request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9"/>
          <table:table-cell office:value-type="string">
            <text:p>add new resource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4"/>
          <table:table-cell office:value-type="string">
            <text:p>manage users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4"/>
          <table:table-cell office:value-type="string">
            <text:p>edit user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4"/>
          <table:table-cell office:value-type="string">
            <text:p>manage resources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 table:number-columns-repeated="4"/>
          <table:table-cell office:value-type="string">
            <text:p>edit resource</text:p>
          </table:table-cell>
          <table:table-cell office:value-type="string">
            <text:p>nicht gespeichert</text:p>
          </table:table-cell>
          <table:table-cell table:content-validation-name="val1"/>
          <table:table-cell table:number-columns-repeated="1017"/>
        </table:table-row>
        <table:table-row table:style-name="ro7" table:number-rows-repeated="22">
          <table:table-cell table:number-columns-repeated="6"/>
          <table:table-cell table:content-validation-name="val1"/>
          <table:table-cell table:number-columns-repeated="1017"/>
        </table:table-row>
        <table:table-row table:style-name="ro7" table:number-rows-repeated="1048499">
          <table:table-cell table:number-columns-repeated="6"/>
          <table:table-cell table:content-validation-name="val2"/>
          <table:table-cell table:number-columns-repeated="1017"/>
        </table:table-row>
        <table:table-row table:style-name="ro7">
          <table:table-cell table:number-columns-repeated="6"/>
          <table:table-cell table:content-validation-name="val2"/>
          <table:table-cell table:number-columns-repeated="1017"/>
        </table:table-row>
        <table:named-expressions/>
      </table:table>
      <table:table table:name="Auswahlliste" table:style-name="ta1">
        <table:table-column table:style-name="co9" table:default-cell-style-name="ce17"/>
        <table:table-column table:style-name="co10" table:number-columns-repeated="1023" table:default-cell-style-name="ce17"/>
        <table:table-row table:style-name="ro7">
          <table:table-cell office:value-type="string">
            <text:p>Status</text:p>
          </table:table-cell>
          <table:table-cell table:number-columns-repeated="1023"/>
        </table:table-row>
        <table:table-row table:style-name="ro7">
          <table:table-cell table:style-name="ce18" office:value-type="string">
            <text:p>passed</text:p>
          </table:table-cell>
          <table:table-cell table:number-columns-repeated="1023"/>
        </table:table-row>
        <table:table-row table:style-name="ro7">
          <table:table-cell table:style-name="ce19" office:value-type="string">
            <text:p>failed</text:p>
          </table:table-cell>
          <table:table-cell table:number-columns-repeated="1023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>
        <table:named-range table:name="Status" table:base-cell-address="$Auswahlliste.$A$3" table:cell-range-address="$Auswahlliste.$A$2:.$A$3"/>
      </table:named-expressions>
      <table:database-ranges>
        <table:database-range table:name="Status" table:target-range-address="Auswahlliste.A2:Auswahlliste.A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2/28/2018</text:date>, <text:time>00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Anastasia Slobodyanik</meta:initial-creator>
    <dc:creator>Anastasia Slobodyanik</dc:creator>
    <meta:creation-date>2018-02-19T21:55:53Z</meta:creation-date>
    <dc:date>2018-02-28T00:33:56.63</dc:date>
    <meta:editing-cycles>6</meta:editing-cycles>
    <meta:editing-duration>PT5H17M4S</meta:editing-duration>
    <meta:document-statistic meta:table-count="2" meta:cell-count="139" meta:object-count="0"/>
  </office:meta>
</office:document-meta>
</file>